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f</text:span><text:span text:style-name="a38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</dc:title>
    <meta:initial-creator>Basavaraj Banakar</meta:initial-creator>
    <dc:creator>Basavaraj Banakar</dc:creator>
    <meta:creation-date>2022-12-30T15:46:33Z</meta:creation-date>
    <dc:date>2022-12-30T15:47:05Z</dc:date>
    <meta:editing-cycles>1</meta:editing-cycles>
    <meta:editing-duration>PT5S</meta:editing-duration>
    <meta:user-defined meta:name="MSIP_Label_defa4170-0d19-0005-0004-bc88714345d2_Enabled">true</meta:user-defined>
    <meta:user-defined meta:name="MSIP_Label_defa4170-0d19-0005-0004-bc88714345d2_SetDate">2022-12-30T15:47:00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2ff9f35b-bad8-49b0-890d-3a1671d94210</meta:user-defined>
    <meta:user-defined meta:name="MSIP_Label_defa4170-0d19-0005-0004-bc88714345d2_ActionId">eb7fffb6-2a63-4d84-a8d2-e0bd2347abab</meta:user-defined>
    <meta:user-defined meta:name="MSIP_Label_defa4170-0d19-0005-0004-bc88714345d2_ContentBits">0</meta:user-defined>
    <meta:document-statistic meta:paragraph-count="1" meta:word-count="1"/>
  </office:meta>
</office:document-meta>
</file>